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libri1" svg:font-family="Calibri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style:writing-mode="lr-tb"/>
      <style:text-properties fo:color="#000000" fo:language="fr" fo:country="FR" officeooo:paragraph-rsid="00219c60"/>
    </style:style>
    <style:style style:name="P2" style:family="paragraph" style:parent-style-name="Standard">
      <style:paragraph-properties fo:line-height="100%" style:writing-mode="lr-tb"/>
      <style:text-properties fo:color="#000000" fo:language="fr" fo:country="FR" officeooo:paragraph-rsid="00140086"/>
    </style:style>
    <style:style style:name="P3" style:family="paragraph" style:parent-style-name="Standard">
      <style:paragraph-properties fo:line-height="100%" style:writing-mode="lr-tb"/>
      <style:text-properties fo:color="#000000" fo:language="fr" fo:country="FR" officeooo:paragraph-rsid="002998ca"/>
    </style:style>
    <style:style style:name="P4" style:family="paragraph" style:parent-style-name="Standard">
      <style:paragraph-properties fo:line-height="100%" style:writing-mode="lr-tb"/>
      <style:text-properties fo:color="#000000" fo:language="fr" fo:country="FR" officeooo:paragraph-rsid="0012f083"/>
    </style:style>
    <style:style style:name="P5" style:family="paragraph" style:parent-style-name="Standard">
      <style:paragraph-properties fo:line-height="100%" style:writing-mode="lr-tb"/>
      <style:text-properties fo:color="#000000" fo:language="fr" fo:country="FR" officeooo:paragraph-rsid="001ef708"/>
    </style:style>
    <style:style style:name="P6" style:family="paragraph" style:parent-style-name="Standard">
      <style:paragraph-properties fo:line-height="100%" style:writing-mode="lr-tb"/>
      <style:text-properties fo:color="#000000" fo:language="fr" fo:country="FR" officeooo:paragraph-rsid="00149c58"/>
    </style:style>
    <style:style style:name="P7" style:family="paragraph" style:parent-style-name="Standard">
      <style:paragraph-properties fo:line-height="100%" style:writing-mode="lr-tb"/>
      <style:text-properties fo:color="#000000" fo:language="fr" fo:country="FR" officeooo:paragraph-rsid="00286b0e"/>
    </style:style>
    <style:style style:name="P8" style:family="paragraph" style:parent-style-name="Standard">
      <style:paragraph-properties fo:line-height="100%" style:writing-mode="lr-tb"/>
      <style:text-properties fo:color="#000000" fo:language="fr" fo:country="FR" officeooo:rsid="00219c60" officeooo:paragraph-rsid="002902d4"/>
    </style:style>
    <style:style style:name="P9" style:family="paragraph" style:parent-style-name="Standard">
      <style:paragraph-properties fo:line-height="100%" style:writing-mode="lr-tb"/>
      <style:text-properties fo:color="#000000" fo:language="fr" fo:country="FR" officeooo:rsid="0023d0fa" officeooo:paragraph-rsid="0023d0fa"/>
    </style:style>
    <style:style style:name="P10" style:family="paragraph" style:parent-style-name="Standard">
      <style:paragraph-properties fo:line-height="100%" style:writing-mode="lr-tb"/>
      <style:text-properties fo:color="#000000" fo:language="fr" fo:country="FR" officeooo:rsid="0023d0fa" officeooo:paragraph-rsid="002902d4"/>
    </style:style>
    <style:style style:name="P11" style:family="paragraph" style:parent-style-name="Standard">
      <style:paragraph-properties fo:line-height="100%" fo:text-align="justify" style:justify-single-word="false" style:writing-mode="lr-tb"/>
      <style:text-properties fo:color="#000000" fo:language="fr" fo:country="FR" officeooo:rsid="0014744f" officeooo:paragraph-rsid="0014744f"/>
    </style:style>
    <style:style style:name="P12" style:family="paragraph" style:parent-style-name="Standard">
      <style:paragraph-properties fo:line-height="100%" style:writing-mode="lr-tb"/>
      <style:text-properties fo:color="#000000" fo:language="fr" fo:country="FR" fo:font-weight="normal" officeooo:rsid="0028c6e1" officeooo:paragraph-rsid="00286b0e" style:font-weight-asian="normal" style:font-weight-complex="normal"/>
    </style:style>
    <style:style style:name="P13" style:family="paragraph" style:parent-style-name="Standard">
      <style:paragraph-properties fo:line-height="100%" style:writing-mode="lr-tb"/>
      <style:text-properties fo:color="#000000" style:font-name="Calibri" fo:font-size="11pt" fo:language="fr" fo:country="FR" fo:font-weight="bold" style:font-name-asian="Calibri" style:font-size-asian="11pt" style:font-weight-asian="bold" style:font-name-complex="Calibri" style:font-size-complex="11pt" style:font-weight-complex="bold"/>
    </style:style>
    <style:style style:name="P14" style:family="paragraph" style:parent-style-name="Standard">
      <style:paragraph-properties fo:line-height="100%" style:writing-mode="lr-tb"/>
      <style:text-properties fo:color="#000000" style:font-name="Calibri" fo:font-size="11pt" fo:language="fr" fo:country="FR" fo:font-weight="bold" officeooo:rsid="0028c6e1" officeooo:paragraph-rsid="00286b0e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paragraph-properties fo:line-height="100%" style:writing-mode="lr-tb"/>
      <style:text-properties fo:color="#000000" style:font-name="Calibri" fo:font-size="11pt" fo:language="fr" fo:country="FR" style:font-name-asian="Calibri" style:font-size-asian="11pt" style:font-name-complex="Calibri" style:font-size-complex="11pt"/>
    </style:style>
    <style:style style:name="P16" style:family="paragraph" style:parent-style-name="Standard">
      <style:paragraph-properties fo:line-height="100%" style:writing-mode="lr-tb"/>
      <style:text-properties fo:color="#000000" style:font-name="Calibri" fo:font-size="11pt" fo:language="fr" fo:country="FR" officeooo:paragraph-rsid="001a527b" style:font-name-asian="Calibri" style:font-size-asian="11pt" style:font-name-complex="Calibri" style:font-size-complex="11pt"/>
    </style:style>
    <style:style style:name="P17" style:family="paragraph" style:parent-style-name="Standard">
      <style:paragraph-properties fo:line-height="100%" style:writing-mode="lr-tb"/>
      <style:text-properties fo:color="#000000" style:font-name="Calibri" fo:font-size="11pt" fo:language="fr" fo:country="FR" officeooo:rsid="00266313" officeooo:paragraph-rsid="00266313" style:font-name-asian="Calibri" style:font-size-asian="11pt" style:font-name-complex="Calibri" style:font-size-complex="11pt"/>
    </style:style>
    <style:style style:name="P18" style:family="paragraph" style:parent-style-name="Standard">
      <style:paragraph-properties fo:line-height="100%" fo:text-align="justify" style:justify-single-word="false" style:writing-mode="lr-tb"/>
      <style:text-properties fo:color="#000000" style:font-name="Calibri" fo:font-size="11pt" fo:language="fr" fo:country="FR" officeooo:rsid="00219c60" officeooo:paragraph-rsid="00219c60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line-height="100%" style:writing-mode="lr-tb"/>
      <style:text-properties fo:color="#000000" style:font-name="Calibri" fo:font-size="11pt" fo:language="fr" fo:country="FR" officeooo:rsid="002b03fd" officeooo:paragraph-rsid="00286b0e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line-height="100%" style:writing-mode="lr-tb"/>
      <style:text-properties fo:color="#000000" style:font-name="Calibri" fo:font-size="11pt" fo:language="fr" fo:country="FR" fo:font-style="normal" officeooo:rsid="00140086" officeooo:paragraph-rsid="00140086" style:font-name-asian="Calibri" style:font-size-asian="11pt" style:font-style-asian="normal" style:font-name-complex="Calibri" style:font-size-complex="11pt" style:font-style-complex="normal"/>
    </style:style>
    <style:style style:name="P21" style:family="paragraph" style:parent-style-name="Standard">
      <style:paragraph-properties fo:line-height="100%" style:writing-mode="lr-tb"/>
      <style:text-properties fo:color="#000000" style:font-name="Calibri" fo:font-size="11pt" fo:language="fr" fo:country="FR" style:text-underline-style="solid" style:text-underline-width="auto" style:text-underline-color="font-color" officeooo:rsid="002b03fd" officeooo:paragraph-rsid="00286b0e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line-height="100%" style:writing-mode="lr-tb"/>
      <style:text-properties fo:color="#000000" style:font-name="Calibri" fo:font-size="9pt" fo:language="fr" fo:country="FR" fo:font-style="italic" officeooo:paragraph-rsid="00286b0e" style:font-name-asian="Calibri" style:font-size-asian="9pt" style:font-style-asian="italic" style:font-name-complex="Calibri" style:font-size-complex="9pt" style:font-style-complex="italic"/>
    </style:style>
    <style:style style:name="P23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1pt" fo:language="fr" fo:country="FR" fo:font-style="normal" style:text-underline-style="none" fo:font-weight="normal" officeooo:paragraph-rsid="00149c5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1pt" fo:language="fr" fo:country="FR" fo:font-weight="normal" officeooo:rsid="0028c6e1" officeooo:paragraph-rsid="00286b0e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font-name="Calibri" fo:font-size="11pt" fo:language="fr" fo:country="FR" fo:font-weight="bold" officeooo:paragraph-rsid="00203ab0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font-name="Calibri" fo:font-size="11pt" fo:language="fr" fo:country="FR" fo:font-weight="bold" officeooo:paragraph-rsid="00286b0e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font-name="Calibri" fo:font-size="11pt" fo:language="fr" fo:country="FR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font-name="Calibri" fo:font-size="11pt" fo:language="fr" fo:country="FR" fo:font-weight="bold" officeooo:paragraph-rsid="00286b0e" style:font-name-asian="Calibri" style:font-size-asian="11pt" style:font-weight-asian="bold" style:font-name-complex="Calibri" style:font-size-complex="11pt" style:font-weight-complex="bold"/>
    </style:style>
    <style:style style:name="P30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style:font-name-asian="Calibri" style:font-size-asian="11pt" style:font-name-complex="Calibri" style:font-size-complex="11pt"/>
    </style:style>
    <style:style style:name="P31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officeooo:paragraph-rsid="001ef708" style:font-name-asian="Calibri" style:font-size-asian="11pt" style:font-name-complex="Calibri" style:font-size-complex="11pt"/>
    </style:style>
    <style:style style:name="P3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font-name="Calibri" fo:font-size="11pt" fo:language="fr" fo:country="FR" style:font-name-asian="Calibri" style:font-size-asian="11pt" style:font-name-complex="Calibri" style:font-size-complex="11pt"/>
    </style:style>
    <style:style style:name="P33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officeooo:paragraph-rsid="00286b0e" style:font-name-asian="Calibri" style:font-size-asian="11pt" style:font-name-complex="Calibri" style:font-size-complex="11pt"/>
    </style:style>
    <style:style style:name="P34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9pt" fo:language="fr" fo:country="FR" fo:font-style="italic" style:font-name-asian="Calibri" style:font-size-asian="9pt" style:font-style-asian="italic" style:font-name-complex="Calibri" style:font-size-complex="9pt" style:font-style-complex="italic"/>
    </style:style>
    <style:style style:name="P3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font-name="Calibri" fo:font-size="9pt" fo:language="fr" fo:country="FR" fo:font-style="italic" style:font-name-asian="Calibri" style:font-size-asian="9pt" style:font-style-asian="italic" style:font-name-complex="Calibri" style:font-size-complex="9pt" style:font-style-complex="italic"/>
    </style:style>
    <style:style style:name="P36" style:family="paragraph" style:parent-style-name="Standard">
      <style:paragraph-properties fo:line-height="100%" fo:break-before="auto" fo:break-after="auto" style:writing-mode="lr-tb"/>
      <style:text-properties fo:color="#000000" fo:language="fr" fo:country="FR"/>
    </style:style>
    <style:style style:name="P37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19c60"/>
    </style:style>
    <style:style style:name="P38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40086"/>
    </style:style>
    <style:style style:name="P39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998ca"/>
    </style:style>
    <style:style style:name="P40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68d8d"/>
    </style:style>
    <style:style style:name="P41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ef708"/>
    </style:style>
    <style:style style:name="P42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49c58"/>
    </style:style>
    <style:style style:name="P4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fo:language="fr" fo:country="FR"/>
    </style:style>
    <style:style style:name="P4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fo:language="fr" fo:country="FR" officeooo:paragraph-rsid="00286b0e"/>
    </style:style>
    <style:style style:name="P45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86b0e"/>
    </style:style>
    <style:style style:name="P46" style:family="paragraph" style:parent-style-name="Standard">
      <style:paragraph-properties fo:line-height="100%" fo:break-before="auto" fo:break-after="auto" style:writing-mode="lr-tb"/>
      <style:text-properties fo:color="#000000" style:text-line-through-style="solid" style:text-line-through-type="single" style:font-name="Calibri1" fo:font-size="11pt" fo:language="fr" fo:country="FR"/>
    </style:style>
    <style:style style:name="P47" style:family="paragraph" style:parent-style-name="Standard">
      <style:text-properties fo:color="#000000" officeooo:paragraph-rsid="001ef708"/>
    </style:style>
    <style:style style:name="P48" style:family="paragraph" style:parent-style-name="Text_20_body">
      <style:text-properties fo:color="#000000"/>
    </style:style>
    <style:style style:name="P4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000000" fo:language="fr" fo:country="FR"/>
    </style:style>
    <style:style style:name="P50" style:family="paragraph" style:parent-style-name="Standard" style:master-page-name="Standard">
      <style:paragraph-properties fo:line-height="100%" fo:text-align="center" style:justify-single-word="false" style:page-number="auto" fo:break-before="page" style:writing-mode="lr-tb"/>
      <style:text-properties fo:color="#000000" fo:language="fr" fo:country="FR" officeooo:paragraph-rsid="00286b0e"/>
    </style:style>
    <style:style style:name="P51" style:family="paragraph" style:parent-style-name="Standard">
      <style:paragraph-properties fo:line-height="100%" style:writing-mode="lr-tb"/>
      <style:text-properties fo:language="fr" fo:country="FR" officeooo:paragraph-rsid="002e71e2"/>
    </style:style>
    <style:style style:name="P52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e71e2"/>
    </style:style>
    <style:style style:name="T1" style:family="text"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style:font-name="Calibri" fo:font-size="11pt" fo:font-weight="bold" officeooo:rsid="0012f083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font-weight="bold" officeooo:rsid="00140086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1pt" fo:font-weight="bold" officeooo:rsid="001ca4ef" style:font-name-asian="Calibri" style:font-size-asian="11pt" style:font-weight-asian="bold" style:font-name-complex="Calibri" style:font-size-complex="11pt" style:font-weight-complex="bold"/>
    </style:style>
    <style:style style:name="T5" style:family="text">
      <style:text-properties style:font-name="Calibri" fo:font-size="11pt" fo:font-weight="bold" officeooo:rsid="002a350a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style:font-name="Calibri" fo:font-size="11pt" fo:font-weight="bold" officeooo:rsid="0027b5a1" style:font-name-asian="Calibri" style:font-size-asian="11pt" style:font-weight-asian="bold" style:font-name-complex="Calibri" style:font-size-complex="11pt" style:font-weight-complex="bold"/>
    </style:style>
    <style:style style:name="T7" style:family="text">
      <style:text-properties style:font-name="Calibri" fo:font-size="11pt" fo:font-weight="bold" officeooo:rsid="0028c6e1" style:font-name-asian="Calibri" style:font-size-asian="11pt" style:font-weight-asian="bold" style:font-name-complex="Calibri" style:font-size-complex="11pt" style:font-weight-complex="bold"/>
    </style:style>
    <style:style style:name="T8" style:family="text">
      <style:text-properties style:font-name="Calibri" fo:font-size="11pt" fo:font-weight="bold" officeooo:rsid="002b03fd" style:font-name-asian="Calibri" style:font-size-asian="11pt" style:font-weight-asian="bold" style:font-name-complex="Calibri" style:font-size-complex="11pt" style:font-weight-complex="bold"/>
    </style:style>
    <style:style style:name="T9" style:family="text">
      <style:text-properties style:font-name="Calibri" fo:font-size="11pt" fo:font-weight="bold" officeooo:rsid="001ef708" style:font-name-asian="Calibri" style:font-size-asian="11pt" style:font-weight-asian="bold" style:font-name-complex="Calibri" style:font-size-complex="11pt" style:font-weight-complex="bold"/>
    </style:style>
    <style:style style:name="T10" style:family="text">
      <style:text-properties style:font-name="Calibri" fo:font-size="11pt" style:font-name-asian="Calibri" style:font-size-asian="11pt" style:font-name-complex="Calibri" style:font-size-complex="11pt"/>
    </style:style>
    <style:style style:name="T11" style:family="text">
      <style:text-properties style:font-name="Calibri" fo:font-size="11pt" officeooo:rsid="0012f083" style:font-name-asian="Calibri" style:font-size-asian="11pt" style:font-name-complex="Calibri" style:font-size-complex="11pt"/>
    </style:style>
    <style:style style:name="T12" style:family="text">
      <style:text-properties style:font-name="Calibri" fo:font-size="11pt" officeooo:rsid="00140086" style:font-name-asian="Calibri" style:font-size-asian="11pt" style:font-name-complex="Calibri" style:font-size-complex="11pt"/>
    </style:style>
    <style:style style:name="T13" style:family="text">
      <style:text-properties style:font-name="Calibri" fo:font-size="11pt" officeooo:rsid="0014744f" style:font-name-asian="Calibri" style:font-size-asian="11pt" style:font-name-complex="Calibri" style:font-size-complex="11pt"/>
    </style:style>
    <style:style style:name="T14" style:family="text">
      <style:text-properties style:font-name="Calibri" fo:font-size="11pt" officeooo:rsid="00149c58" style:font-name-asian="Calibri" style:font-size-asian="11pt" style:font-name-complex="Calibri" style:font-size-complex="11pt"/>
    </style:style>
    <style:style style:name="T15" style:family="text">
      <style:text-properties style:font-name="Calibri" fo:font-size="11pt" officeooo:rsid="001a527b" style:font-name-asian="Calibri" style:font-size-asian="11pt" style:font-name-complex="Calibri" style:font-size-complex="11pt"/>
    </style:style>
    <style:style style:name="T16" style:family="text">
      <style:text-properties style:font-name="Calibri" fo:font-size="11pt" officeooo:rsid="001ef708" style:font-name-asian="Calibri" style:font-size-asian="11pt" style:font-name-complex="Calibri" style:font-size-complex="11pt"/>
    </style:style>
    <style:style style:name="T17" style:family="text">
      <style:text-properties style:font-name="Calibri" fo:font-size="11pt" officeooo:rsid="00203ab0" style:font-name-asian="Calibri" style:font-size-asian="11pt" style:font-name-complex="Calibri" style:font-size-complex="11pt"/>
    </style:style>
    <style:style style:name="T18" style:family="text">
      <style:text-properties style:font-name="Calibri" fo:font-size="11pt" officeooo:rsid="002730da" style:font-name-asian="Calibri" style:font-size-asian="11pt" style:font-name-complex="Calibri" style:font-size-complex="11pt"/>
    </style:style>
    <style:style style:name="T19" style:family="text">
      <style:text-properties style:font-name="Calibri" fo:font-size="11pt" officeooo:rsid="002b03fd" style:font-name-asian="Calibri" style:font-size-asian="11pt" style:font-name-complex="Calibri" style:font-size-complex="11pt"/>
    </style:style>
    <style:style style:name="T20" style:family="text">
      <style:text-properties style:font-name="Calibri" fo:font-size="11pt" officeooo:rsid="0013debf" style:font-name-asian="Calibri" style:font-size-asian="11pt" style:font-name-complex="Calibri" style:font-size-complex="11pt"/>
    </style:style>
    <style:style style:name="T21" style:family="text">
      <style:text-properties style:font-name="Calibri" fo:font-size="11pt" officeooo:rsid="002902d4" style:font-name-asian="Calibri" style:font-size-asian="11pt" style:font-name-complex="Calibri" style:font-size-complex="11pt"/>
    </style:style>
    <style:style style:name="T22" style:family="text">
      <style:text-properties style:font-name="Calibri" fo:font-size="11pt" officeooo:rsid="0023d0fa" style:font-name-asian="Calibri" style:font-size-asian="11pt" style:font-name-complex="Calibri" style:font-size-complex="11pt"/>
    </style:style>
    <style:style style:name="T23" style:family="text">
      <style:text-properties style:font-name="Calibri" fo:font-size="11pt" officeooo:rsid="00219c60" style:font-name-asian="Calibri" style:font-size-asian="11pt" style:font-name-complex="Calibri" style:font-size-complex="11pt"/>
    </style:style>
    <style:style style:name="T24" style:family="text">
      <style:text-properties style:font-name="Calibri" fo:font-size="11pt" officeooo:rsid="0024cdf7" style:font-name-asian="Calibri" style:font-size-asian="11pt" style:font-name-complex="Calibri" style:font-size-complex="11pt"/>
    </style:style>
    <style:style style:name="T25" style:family="text">
      <style:text-properties style:font-name="Calibri" fo:font-size="11pt" officeooo:rsid="001d44b7" style:font-name-asian="Calibri" style:font-size-asian="11pt" style:font-name-complex="Calibri" style:font-size-complex="11pt"/>
    </style:style>
    <style:style style:name="T26" style:family="text">
      <style:text-properties style:font-name="Calibri" fo:font-size="11pt" officeooo:rsid="002b56d9" style:font-name-asian="Calibri" style:font-size-asian="11pt" style:font-name-complex="Calibri" style:font-size-complex="11pt"/>
    </style:style>
    <style:style style:name="T27" style:family="text">
      <style:text-properties style:font-name="Calibri" fo:font-size="11pt" officeooo:rsid="00168d8d" style:font-name-asian="Calibri" style:font-size-asian="11pt" style:font-name-complex="Calibri" style:font-size-complex="11pt"/>
    </style:style>
    <style:style style:name="T28" style:family="text">
      <style:text-properties style:font-name="Calibri" fo:font-size="11pt" officeooo:rsid="002e71e2" style:font-name-asian="Calibri" style:font-size-asian="11pt" style:font-name-complex="Calibri" style:font-size-complex="11pt"/>
    </style:style>
    <style:style style:name="T29" style:family="text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30" style:family="text">
      <style:text-properties style:font-name="Calibri" fo:font-size="11pt" fo:font-style="italic" officeooo:rsid="0012f083" style:font-name-asian="Calibri" style:font-size-asian="11pt" style:font-style-asian="italic" style:font-name-complex="Calibri" style:font-size-complex="11pt" style:font-style-complex="italic"/>
    </style:style>
    <style:style style:name="T31" style:family="text">
      <style:text-properties style:font-name="Calibri" fo:font-size="11pt" fo:font-style="italic" officeooo:rsid="001ef708" style:font-name-asian="Calibri" style:font-size-asian="11pt" style:font-style-asian="italic" style:font-name-complex="Calibri" style:font-size-complex="11pt" style:font-style-complex="italic"/>
    </style:style>
    <style:style style:name="T32" style:family="text">
      <style:text-properties style:font-name="Calibri" fo:font-size="11pt" fo:font-style="italic" officeooo:rsid="002e71e2" style:font-name-asian="Calibri" style:font-size-asian="11pt" style:font-style-asian="italic" style:font-name-complex="Calibri" style:font-size-complex="11pt" style:font-style-complex="italic"/>
    </style:style>
    <style:style style:name="T33" style:family="text">
      <style:text-properties style:font-name="Calibri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34" style:family="text">
      <style:text-properties style:font-name="Calibri" fo:font-size="11pt" fo:font-style="normal" officeooo:rsid="00140086" style:font-name-asian="Calibri" style:font-size-asian="11pt" style:font-style-asian="normal" style:font-name-complex="Calibri" style:font-size-complex="11pt" style:font-style-complex="normal"/>
    </style:style>
    <style:style style:name="T35" style:family="text">
      <style:text-properties style:font-name="Calibri" fo:font-size="11pt" fo:font-style="normal" officeooo:rsid="002e71e2" style:font-name-asian="Calibri" style:font-size-asian="11pt" style:font-style-asian="normal" style:font-name-complex="Calibri" style:font-size-complex="11pt" style:font-style-complex="normal"/>
    </style:style>
    <style:style style:name="T36" style:family="text">
      <style:text-properties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T37" style:family="text">
      <style:text-properties style:font-name="Calibri" fo:font-size="11pt" style:text-underline-style="none" fo:font-weight="bold" officeooo:rsid="00140086" style:font-name-asian="Calibri" style:font-size-asian="11pt" style:font-weight-asian="bold" style:font-name-complex="Calibri" style:font-size-complex="11pt" style:font-weight-complex="bold"/>
    </style:style>
    <style:style style:name="T38" style:family="text">
      <style:text-properties style:font-name="Calibri" fo:font-size="11pt" style:text-underline-style="solid" style:text-underline-width="auto" style:text-underline-color="font-color" officeooo:rsid="002b03fd" style:font-name-asian="Calibri" style:font-size-asian="11pt" style:font-name-complex="Calibri" style:font-size-complex="11pt"/>
    </style:style>
    <style:style style:name="T39" style:family="text">
      <style:text-properties style:font-name="Calibri" fo:font-size="9pt" style:font-name-asian="Calibri" style:font-size-asian="9pt" style:font-name-complex="Calibri" style:font-size-complex="9pt"/>
    </style:style>
    <style:style style:name="T40" style:family="text">
      <style:text-properties style:font-name="Calibri" fo:font-size="9pt" fo:font-style="italic" style:font-name-asian="Calibri" style:font-size-asian="9pt" style:font-style-asian="italic" style:font-name-complex="Calibri" style:font-size-complex="9pt" style:font-style-complex="italic"/>
    </style:style>
    <style:style style:name="T41" style:family="text">
      <style:text-properties fo:color="#000000" style:text-line-through-style="none" style:text-line-through-type="none" style:font-name="Calibri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Calibri" fo:font-size="11pt" fo:font-style="normal" fo:font-weight="normal" officeooo:rsid="002998c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Calibri" fo:font-size="11pt" fo:font-style="normal" fo:font-weight="normal" officeooo:rsid="0012f08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Calibri" fo:font-size="11pt" fo:font-style="italic" fo:font-weight="normal" officeooo:rsid="002998ca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45" style:family="text">
      <style:text-properties fo:color="#000000" style:text-line-through-style="none" style:text-line-through-type="none" style:font-name="Calibri" fo:font-size="11pt" style:font-name-asian="Calibri" style:font-size-asian="11pt" style:font-name-complex="Calibri" style:font-size-complex="11pt"/>
    </style:style>
    <style:style style:name="T46" style:family="text">
      <style:text-properties fo:color="#000000" style:text-line-through-style="none" style:text-line-through-type="none" style:font-name="Calibri" fo:font-size="11pt" officeooo:rsid="001ef708" style:font-name-asian="Calibri" style:font-size-asian="11pt" style:font-name-complex="Calibri" style:font-size-complex="11pt"/>
    </style:style>
    <style:style style:name="T47" style:family="text">
      <style:text-properties fo:color="#000000" style:text-line-through-style="none" style:text-line-through-type="none" style:font-name="Calibri" fo:font-size="11pt" officeooo:rsid="00149c58" style:font-name-asian="Calibri" style:font-size-asian="11pt" style:font-name-complex="Calibri" style:font-size-complex="11pt"/>
    </style:style>
    <style:style style:name="T48" style:family="text">
      <style:text-properties fo:color="#000000" style:font-name="Calibri" fo:font-size="9pt" fo:font-style="italic" style:font-name-asian="Calibri" style:font-size-asian="9pt" style:font-style-asian="italic" style:font-name-complex="Calibri" style:font-size-complex="9pt" style:font-style-complex="italic"/>
    </style:style>
    <style:style style:name="T49" style:family="text">
      <style:text-properties fo:color="#000000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50" style:family="text">
      <style:text-properties fo:color="#000000" style:font-name="Calibri" fo:font-size="11pt" fo:font-style="italic" officeooo:rsid="0012f083" style:font-name-asian="Calibri" style:font-size-asian="11pt" style:font-style-asian="italic" style:font-name-complex="Calibri" style:font-size-complex="11pt" style:font-style-complex="italic"/>
    </style:style>
    <style:style style:name="T51" style:family="text">
      <style:text-properties fo:color="#000000" style:font-name="Calibri" fo:font-size="11pt" fo:font-style="italic" officeooo:rsid="001ef708" style:font-name-asian="Calibri" style:font-size-asian="11pt" style:font-style-asian="italic" style:font-name-complex="Calibri" style:font-size-complex="11pt" style:font-style-complex="italic"/>
    </style:style>
    <style:style style:name="T52" style:family="text">
      <style:text-properties fo:color="#000000" style:font-name="Calibri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53" style:family="text">
      <style:text-properties fo:color="#000000" style:font-name="Calibri" fo:font-size="11pt" fo:font-style="normal" officeooo:rsid="002e71e2" style:font-name-asian="Calibri" style:font-size-asian="11pt" style:font-style-asian="normal" style:font-name-complex="Calibri" style:font-size-complex="11pt" style:font-style-complex="normal"/>
    </style:style>
    <style:style style:name="T5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55" style:family="text">
      <style:text-properties fo:color="#000000" style:text-line-through-style="solid" style:text-line-through-type="single" style:font-name="Calibri" fo:font-size="11pt" style:font-name-asian="Calibri" style:font-size-asian="11pt" style:font-name-complex="Calibri" style:font-size-complex="11pt"/>
    </style:style>
    <style:style style:name="T56" style:family="text">
      <style:text-properties style:text-position="super 58%" style:font-name="Calibri" fo:font-size="11pt" style:font-name-asian="Calibri" style:font-size-asian="11pt" style:font-name-complex="Calibri" style:font-size-complex="11pt"/>
    </style:style>
    <style:style style:name="T57" style:family="text">
      <style:text-properties style:text-line-through-style="solid" style:text-line-through-type="single" style:font-name="Calibri" fo:font-size="11pt" style:font-name-asian="Calibri" style:font-size-asian="11pt" style:font-name-complex="Calibri" style:font-size-complex="11pt"/>
    </style:style>
    <style:style style:name="T58" style:family="text">
      <style:text-properties style:text-line-through-style="none" style:text-line-through-type="none" style:font-name="Calibri" fo:font-size="11pt" style:font-name-asian="Calibri" style:font-size-asian="11pt" style:font-name-complex="Calibri" style:font-size-complex="11pt"/>
    </style:style>
    <style:style style:name="T59" style:family="text">
      <style:text-properties style:text-line-through-style="none" style:text-line-through-type="none" style:font-name="Calibri" fo:font-size="11pt" officeooo:rsid="00149c58" style:font-name-asian="Calibri" style:font-size-asian="11pt" style:font-name-complex="Calibri" style:font-size-complex="11pt"/>
    </style:style>
    <style:style style:name="T60" style:family="text">
      <style:text-properties style:text-line-through-style="none" style:text-line-through-type="none" style:font-name="Calibri" fo:font-size="11pt" officeooo:rsid="001ef708" style:font-name-asian="Calibri" style:font-size-asian="11pt" style:font-name-complex="Calibri" style:font-size-complex="11pt"/>
    </style:style>
    <style:style style:name="T61" style:family="text">
      <style:text-properties style:text-line-through-style="none" style:text-line-through-type="none" style:font-name="Calibri" fo:font-size="11pt" officeooo:rsid="002998ca" style:font-name-asian="Calibri" style:font-size-asian="11pt" style:font-name-complex="Calibri" style:font-size-complex="11pt"/>
    </style:style>
    <style:style style:name="T62" style:family="text">
      <style:text-properties style:text-line-through-style="none" style:text-line-through-type="none" style:font-name="Calibri" fo:font-size="11pt" fo:font-style="italic" fo:font-weight="normal" officeooo:rsid="0012f083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3" style:family="text">
      <style:text-properties style:text-line-through-style="none" style:text-line-through-type="none" style:font-name="Calibri" fo:font-size="11pt" fo:font-style="italic" fo:font-weight="normal" officeooo:rsid="001ef708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4" style:family="text">
      <style:text-properties style:text-line-through-style="none" style:text-line-through-type="none" style:font-name="Calibri" fo:font-size="11pt" fo:font-style="normal" fo:font-weight="normal" officeooo:rsid="002998c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5" style:family="text">
      <style:text-properties style:text-line-through-style="none" style:text-line-through-type="none" style:font-name="Calibri" fo:font-size="11pt" fo:font-style="normal" fo:font-weight="normal" officeooo:rsid="0012f08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6" style:family="text">
      <style:text-properties style:text-line-through-style="none" style:text-line-through-type="none" style:font-name="Calibri" fo:font-size="11pt" fo:font-style="normal" fo:font-weight="normal" officeooo:rsid="001ef70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7" style:family="text">
      <style:text-properties style:text-line-through-style="none" style:text-line-through-type="none" style:font-name="Calibri" fo:font-size="11pt" fo:font-style="normal" fo:font-weight="normal" officeooo:rsid="002e71e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8" style:family="text">
      <style:text-properties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9" style:family="text">
      <style:text-properties style:text-line-through-style="none" style:text-line-through-type="none" style:font-name="Calibri" fo:font-size="11pt" fo:font-style="normal" style:text-underline-style="none" fo:font-weight="normal" officeooo:rsid="00149c5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0" style:family="text">
      <style:text-properties officeooo:rsid="00149c58"/>
    </style:style>
    <style:style style:name="T71" style:family="text">
      <style:text-properties officeooo:rsid="00266313"/>
    </style:style>
    <style:style style:name="T72" style:family="text">
      <style:text-properties officeooo:rsid="0026e6ae"/>
    </style:style>
    <style:style style:name="T73" style:family="text">
      <style:text-properties officeooo:rsid="001ef708"/>
    </style:style>
    <style:style style:name="T74" style:family="text">
      <style:text-properties officeooo:rsid="002e7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">S</text:span><text:span text:style-name="T4">tatuts</text:span><text:span text:style-name="T36"> </text:span><text:span text:style-name="T37">'Mieux trier à Nantes'</text:span></text:p>
      <text:p text:style-name="P26"/>
      <text:p text:style-name="P28"/>
      <text:p text:style-name="P37"><text:span text:style-name="T1">ARTICLE PREMIER – NOM</text:span><text:span text:style-name="T10"><text:line-break/><text:line-break/>Il est fondé entre les adhérents aux présents statuts une association régie par la loi du 1</text:span><text:span text:style-name="T56">er</text:span><text:span text:style-name="T10"> juillet 1901 et le décret du 16 août 1901, ayant pour titre </text:span><text:span text:style-name="T11">'</text:span><text:span text:style-name="T10">Mieux trier à Nantes</text:span><text:span text:style-name="T11">'.</text:span><text:span text:style-name="T10"><text:line-break/><text:line-break/></text:span><text:span text:style-name="T1">ARTICLE 2 – BUT OBJET</text:span><text:span text:style-name="T10"><text:line-break/><text:line-break/>Cette association a pour objet la mise en place d’outils, notamment informatiques, pour une modification des comportements individuels et collectifs pour une société plus </text:span><text:span text:style-name="T11">solidaire et plus </text:span><text:span text:style-name="T10">écologique.</text:span></text:p>
      <text:p text:style-name="P1"/>
      <text:p text:style-name="P8"><text:span text:style-name="T21">Il s’agit de mettre en place des outils </text:span><text:span text:style-name="T10">loca</text:span><text:span text:style-name="T21">ux </text:span><text:span text:style-name="T22">(communauté de commune</text:span><text:span text:style-name="T21">…</text:span><text:span text:style-name="T22">)</text:span><text:span text:style-name="T10">, </text:span><text:span text:style-name="T21">qui peuvent être utilisés à d’autres endroits</text:span><text:span text:style-name="T10">.</text:span></text:p>
      <text:p text:style-name="P9"/>
      <text:p text:style-name="P10"><text:span text:style-name="T10">Ces outils doivent </text:span><text:span text:style-name="T28">être </text:span><text:span text:style-name="T23">accessib</text:span><text:span text:style-name="T10">les au plus grand nombre </text:span><text:span text:style-name="T23">(gratuité, </text:span><text:span text:style-name="T10">ne pas limiter à certains équipements</text:span><text:span text:style-name="T24">…</text:span><text:span text:style-name="T23">) </text:span><text:span text:style-name="T21">et réutilisables (</text:span><text:span text:style-name="T23">licences logicielles « </text:span><text:span text:style-name="T10">open source »</text:span><text:span text:style-name="T21">…)</text:span><text:span text:style-name="T23">.</text:span></text:p>
      <text:p text:style-name="P30"/>
      <text:p text:style-name="P38"><text:span text:style-name="T12">Pour financer son activité, </text:span><text:span text:style-name="T24">l’</text:span><text:span text:style-name="T22">association</text:span><text:span text:style-name="T12"> pourra être amenée à vendre d</text:span><text:span text:style-name="T10">es services, notamment informatiques.</text:span></text:p>
      <text:p text:style-name="P2"><text:span text:style-name="T10"><text:line-break/></text:span><text:span text:style-name="T1">ARTICLE 3 – SIÈGE SOCIAL</text:span><text:span text:style-name="T10"><text:line-break/><text:line-break/>Le siège social est fixé à </text:span><text:span text:style-name="T25">“</text:span><text:span text:style-name="T26">813 Le Plessis Pas Brunet 44390 NORT-SUR-ERDRE</text:span><text:span text:style-name="T25">”</text:span><text:span text:style-name="T10">.</text:span></text:p>
      <text:p text:style-name="P36"><text:span text:style-name="T10"><text:line-break/>Il pourra être transféré par simple décision du </text:span><text:span text:style-name="T14">bureau</text:span><text:span text:style-name="T10">.</text:span></text:p>
      <text:p text:style-name="P36"><text:span text:style-name="T10"><text:line-break/></text:span><text:span text:style-name="T1">Article 4 – DUREE</text:span></text:p>
      <text:p text:style-name="P13"/>
      <text:p text:style-name="P39"><text:span text:style-name="T10">La durée de l’association est illimitée.<text:line-break/><text:line-break/></text:span><text:span text:style-name="T1">ARTICLE 5 – COMPOSITION</text:span><text:span text:style-name="T10"><text:line-break/><text:line-break/></text:span><text:span text:style-name="T12">L</text:span><text:span text:style-name="T58">’association se compose de :<text:line-break/>a) Membres d’honneur,<text:line-break/>b) Membres bienfaiteurs,<text:line-break/>c) Membres actifs,</text:span></text:p>
      <text:p text:style-name="P3"><text:span text:style-name="T61">d)</text:span><text:span text:style-name="T58"> </text:span><text:span text:style-name="T61">A</text:span><text:span text:style-name="T58">dhérents.</text:span></text:p>
      <text:p text:style-name="P30"/>
      <text:p text:style-name="P4"><text:span text:style-name="T10">Les membres sont des personnes physiques ou morales. Dans le c</text:span><text:span text:style-name="T11">as</text:span><text:span text:style-name="T10"> des personnes morales elles sont représentées par un de leurs membres.</text:span></text:p>
      <text:p text:style-name="P36"><text:span text:style-name="T10"><text:line-break/></text:span><text:span text:style-name="T1">ARTICLE 6 – ADMISSION</text:span><text:span text:style-name="T10"><text:line-break/></text:span></text:p>
      <text:p text:style-name="P30">L’association est ouverte à tous, sans condition ni distinction.</text:p>
      <text:p text:style-name="P15"/>
      <text:p text:style-name="P30">Dans le cas des personnes mineures elles doivent être parrainées par une personne majeure membre de l’association.</text:p>
      <text:p text:style-name="P52"><text:span text:style-name="T10"><text:line-break/></text:span><text:span text:style-name="T1">ARTICLE 7 – MEMBRES – COTISATIONS</text:span><text:span text:style-name="T10"><text:line-break/><text:line-break/>- </text:span><text:span text:style-name="T64">Sont </text:span><text:span text:style-name="T65">adhérents </text:span><text:span text:style-name="Strong_20_Emphasis"><text:span text:style-name="T65">les personnes qui ont pris l’engagement de verser annuellement </text:span></text:span><text:span text:style-name="Strong_20_Emphasis"><text:span text:style-name="T66">la</text:span></text:span><text:span text:style-name="Strong_20_Emphasis"><text:span text:style-name="T65"> cotisation </text:span></text:span><text:span text:style-name="Strong_20_Emphasis"><text:span text:style-name="T66">dont le </text:span></text:span><text:soft-page-break/><text:span text:style-name="Strong_20_Emphasis"><text:span text:style-name="T66">montant est fixé à l’assemblée générale. </text:span></text:span><text:span text:style-name="Strong_20_Emphasis"><text:span text:style-name="T67">Ils peuvent bénéficier des services de </text:span></text:span><text:span text:style-name="Strong_20_Emphasis"><text:span text:style-name="T65">l’</text:span></text:span><text:span text:style-name="Strong_20_Emphasis"><text:span text:style-name="T67">association, </text:span></text:span><text:span text:style-name="Strong_20_Emphasis"><text:span text:style-name="T65">sans avoir de rôle actif dans l’association.</text:span></text:span><text:span text:style-name="T33"> </text:span></text:p>
      <text:p text:style-name="P51"><text:span text:style-name="T52">- </text:span><text:span text:style-name="T53">Sont </text:span><text:span text:style-name="T52">membres actifs ceux qui ont </text:span><text:span text:style-name="T53">s’investissent dans l’association (les membres du bureau, les personnes réalisant une mission particulière, etc.)</text:span><text:span text:style-name="T52">.</text:span><text:span text:style-name="T54"><text:line-break/>- </text:span><text:span text:style-name="T45">Sont membres d’honneur ceux qui ont rendu des services signalés à l’association</text:span><text:span text:style-name="T46"> ;</text:span><text:span text:style-name="T45"> ils sont dispensés de cotisations</text:span><text:span text:style-name="T47">.</text:span><text:span text:style-name="T55"><text:line-break/>-</text:span><text:span text:style-name="T45"> Sont membres bienfaiteurs, les personnes qui versent une cotisation annuelle fixée chaque année par l’assemblée générale.</text:span><text:span text:style-name="T48"><text:line-break/></text:span></text:p>
      <text:p text:style-name="P36"><text:span text:style-name="T1">ARTICLE 8.</text:span><text:span text:style-name="T2"> – </text:span><text:span text:style-name="T1">RADIATIONS</text:span><text:span text:style-name="T10"><text:line-break/><text:line-break/> La qualité de membre se perd par :<text:line-break/>a) La démission</text:span><text:span text:style-name="T12">,</text:span><text:span text:style-name="T10"><text:line-break/>b) Le décès</text:span><text:span text:style-name="T12">,</text:span><text:span text:style-name="T10"><text:line-break/>c) La radiation prononcée par le </text:span><text:span text:style-name="T27">bureau </text:span><text:span text:style-name="T10">pour non-paiement de la cotisation ou pour motif grave, l’intéressé ayant été invité par </text:span><text:span text:style-name="T33">courrier postal ou courriel à</text:span><text:span text:style-name="T10"> fournir des explications devant le bureau et/ou par écrit.<text:line-break/><text:line-break/></text:span><text:span text:style-name="T1">ARTICLE 9. – AFFILIATION</text:span></text:p>
      <text:p text:style-name="P13"/>
      <text:p text:style-name="P40"><text:span text:style-name="T10">Elle peut par ailleurs adhérer à d’autres associations, unions ou regroupements par décision du </text:span><text:span text:style-name="T27">bureau</text:span><text:span text:style-name="T10">.</text:span></text:p>
      <text:p text:style-name="P30"/>
      <text:p text:style-name="P36"><text:span text:style-name="T1">ARTICLE 10. – RESSOURCES</text:span><text:span text:style-name="T10"><text:line-break/><text:line-break/> Les ressources de l’association comprennent :<text:line-break/>1° Le montant des cotisations,<text:line-break/>2° Les subventions des organismes publics,</text:span></text:p>
      <text:p text:style-name="P20">3° Les financements participatifs <text:span text:style-name="T71">et dons</text:span>,</text:p>
      <text:p text:style-name="P36"><text:span text:style-name="T34">4</text:span><text:span text:style-name="T33">° Toutes les ressources autorisées par les lois et règlements en vigueur.</text:span><text:span text:style-name="T29"><text:line-break/></text:span><text:span text:style-name="T39"><text:line-break/></text:span><text:span text:style-name="T10"><text:line-break/></text:span><text:span text:style-name="T1">ARTICLE 11 – ASSEMBLEE GENERALE ORDINAIRE</text:span><text:span text:style-name="T10"><text:line-break/><text:line-break/></text:span><text:span text:style-name="T16">L</text:span><text:span text:style-name="T10">’assemblée générale ordinaire comprend tous les membres de l’association à quelque titre </text:span><text:span text:style-name="T12">qu’</text:span><text:span text:style-name="T10">ils soient.</text:span><text:span text:style-name="T40"><text:line-break/></text:span></text:p>
      <text:p text:style-name="P41"><text:span text:style-name="T10">Elle se réunit chaque anné</text:span><text:span text:style-name="T16">e</text:span><text:span text:style-name="T11">. </text:span><text:span text:style-name="T10"><text:line-break/><text:line-break/>Quinze jours au moins avant la date fixée, les membres de l’association sont convoqués par les soins du secrétaire. </text:span><text:span text:style-name="T18">L</text:span><text:span text:style-name="T10">’ordre du jour figure sur les convocations.<text:line-break/></text:span></text:p>
      <text:p text:style-name="P5"><text:span text:style-name="T10">Le président, assisté des membres du </text:span><text:span text:style-name="T27">bureau</text:span><text:span text:style-name="T10">, préside l’assemblée et expose la situation morale ou l’activité de l’association.<text:line-break/>Le trésorier rend compte de sa gestion et soumet les comptes annuels (bilan, compte de résultat et annexe) à l’approbation de l’assemblée.<text:line-break/></text:span></text:p>
      <text:p text:style-name="P16">Ne peuvent être abordés que les points inscrits à l’ordre du jour.<text:line-break/></text:p>
      <text:p text:style-name="P30">Les décisions sont prises à la majorité des voix des membres présents ou représentés <text:span text:style-name="T74">par procuration</text:span>.</text:p>
      <text:p text:style-name="P40"><text:span text:style-name="T10">Il est procédé, après épuisement de l’ordre du jour, au renouvellement des membres sortants du </text:span><text:span text:style-name="T27">bureau</text:span><text:span text:style-name="T10">.<text:line-break/></text:span></text:p>
      <text:p text:style-name="P47"><text:span text:style-name="T10">Les décisions des assemblées générales s’imposent à tous les membres, y compris absents ou représentés.<text:line-break/><text:line-break/></text:span><text:span text:style-name="T1">ARTICLE 12</text:span><text:span text:style-name="T3"> – </text:span><text:span text:style-name="T1">ASSEMBLEE GENERALE EXTRAORDINAIRE</text:span></text:p>
      <text:p text:style-name="P48"><text:span text:style-name="T10"><text:line-break/> Si besoin est, ou sur la demande de la moitié plus un des membres inscrits,</text:span><text:span text:style-name="T15"> le</text:span><text:span text:style-name="T10"> président peut convoquer </text:span><text:soft-page-break/><text:span text:style-name="T10">une assemblée générale extraordinaire, suivant les modalités prévues aux présents statuts et uniquement pour modification des statuts ou la dissolution ou pour des actes portant sur des immeubles.</text:span></text:p>
      <text:p text:style-name="P31">Les modalités de convocation sont les mêmes que pour l’assemblée générale ordinaire.</text:p>
      <text:p text:style-name="P36"><text:span text:style-name="T10">Les délibérations sont prises à la majorité</text:span><text:span text:style-name="T39"> </text:span><text:span text:style-name="T10">des membres présents.<text:line-break/></text:span></text:p>
      <text:p text:style-name="P36"><text:span text:style-name="T1">ARTICLE 1</text:span><text:span text:style-name="T9">3</text:span><text:span text:style-name="T1"> – LE BUREAU</text:span><text:span text:style-name="T10"><text:line-break/></text:span></text:p>
      <text:p text:style-name="P42"><text:span text:style-name="T58">L</text:span><text:span text:style-name="T59">es membres élisent parmi eux </text:span><text:span text:style-name="T10">un bureau composé de :<text:line-break/>1) Un-e- président-e- </text:span><text:span text:style-name="T17">et s’il y a lieu u</text:span><text:span text:style-name="T10">n-e- ou plusieurs vice-président-e-s</text:span><text:span text:style-name="T13">,</text:span><text:span text:style-name="T10"><text:line-break/></text:span><text:span text:style-name="T17">2</text:span><text:span text:style-name="T10">) Un-e- secrétaire et, </text:span><text:span text:style-name="T13">s’</text:span><text:span text:style-name="T10">il y a lieu, un-e- secrétaire adjoint-e-</text:span><text:span text:style-name="T13">,</text:span><text:span text:style-name="T10"><text:line-break/></text:span><text:span text:style-name="T17">3</text:span><text:span text:style-name="T10">) Un-e- trésorier-e-, et, si besoin est, un-e- trésorier-e- adjoint-e-.</text:span></text:p>
      <text:p text:style-name="P17">4) Membres actifs</text:p>
      <text:p text:style-name="P23"/>
      <text:p text:style-name="P23"><text:span text:style-name="T70">L</text:span>es fonctions de président et de trésorier ne sont pas cumulables.</text:p>
      <text:p text:style-name="P23"/>
      <text:p text:style-name="P6"><text:span text:style-name="T69">Les attributions et pouvoirs respectifs des membres du bureau pourront être détaillées dans le règlement intérieur.</text:span><text:span text:style-name="T10"><text:line-break/></text:span></text:p>
      <text:p text:style-name="P25">ARTICLE 1<text:span text:style-name="T73">4</text:span> – INDEMNITES</text:p>
      <text:p text:style-name="P25"/>
      <text:p text:style-name="P32">Toutes les fonctions, y compris celles des membres du bureau, sont gratuites et bénévoles. Seuls les frais occasionnés par l’accomplissement de leur mandat sont remboursés sur justificatifs. Le rapport financier présenté à l’assemblée générale ordinaire présente, par bénéficiaire, les remboursements de frais de mission, de déplacement ou de représentation.</text:p>
      <text:p text:style-name="P11"><text:span text:style-name="T14">Le </text:span><text:span text:style-name="T10">règlement intérieur </text:span><text:span text:style-name="T14">pourra </text:span><text:span text:style-name="T10">fixer le montant des frais.</text:span></text:p>
      <text:p text:style-name="P11"/>
      <text:p text:style-name="P18">De par la nature des activités de l’association (notamment le développement de programmes informatiques), une rémunération des personnes ayant réalisés ces activités, et sous le contrôle <text:span text:style-name="T72">du</text:span> bureau, pourra être réalisée, dans les limites fixées par la réglementation fiscale.</text:p>
      <text:p text:style-name="P34"/>
      <text:p text:style-name="P36"><text:span text:style-name="T1">ARTICLE</text:span><text:span text:style-name="T3"> – </text:span><text:span text:style-name="T1">1</text:span><text:span text:style-name="T9">5</text:span><text:span text:style-name="T3"> – </text:span><text:span text:style-name="T1">REGLEMENT INTERIEUR</text:span><text:span text:style-name="T10"><text:line-break/><text:line-break/> Un règlement intérieur peut être établi par le b</text:span><text:span text:style-name="T14">ureau</text:span><text:span text:style-name="T10">, qui le fait alors approuver par l’assemblée générale.<text:line-break/><text:line-break/> Ce règlement éventuel est destiné à fixer les divers points non prévus par les présents statuts, notamment ceux qui ont trait à l’administration interne de l’association.<text:line-break/><text:line-break/></text:span><text:span text:style-name="T1"> ARTICLE – 1</text:span><text:span text:style-name="T9">6</text:span><text:span text:style-name="T1"> – DISSOLUTION</text:span><text:span text:style-name="T10"><text:line-break/><text:line-break/> En cas de dissolution prononcée selon les modalités prévues à l’article 12, un ou plusieurs liquidateurs sont nommés, et l’actif, </text:span><text:span text:style-name="T12">s’</text:span><text:span text:style-name="T10">il y a lieu, est dévolu conformément aux décisions de l’assemblée générale extraordinaire qui statue sur la diss</text:span><text:span text:style-name="T68">olution (ou à une association ayant des buts similaires).</text:span></text:p>
      <text:p text:style-name="P46"/>
      <text:p text:style-name="P15"/>
      <text:p text:style-name="P43"><text:span text:style-name="T10">« Fait à </text:span><text:span text:style-name="T20">_____</text:span><text:span text:style-name="T10">, le</text:span><text:span text:style-name="T20"> ____________</text:span><text:span text:style-name="T10"> »</text:span></text:p>
      <text:p text:style-name="P35"/>
      <text:p text:style-name="P34"/>
      <text:p text:style-name="P50"><text:span text:style-name="T5">Règlement</text:span><text:span text:style-name="T6"> intérieur</text:span><text:span text:style-name="T36"> </text:span><text:span text:style-name="T37">'Mieux trier à Nantes'</text:span></text:p>
      <text:p text:style-name="P27"/>
      <text:p text:style-name="P29"/>
      <text:p text:style-name="P45"><text:span text:style-name="T1">ARTICLE PREMIER – </text:span><text:span text:style-name="T7">ATTRIBUTION DU BUREAU</text:span><text:span text:style-name="T10"><text:line-break/><text:line-break/></text:span><text:span text:style-name="T38">Le président</text:span></text:p>
      <text:p text:style-name="P7"/>
      <text:p text:style-name="P19">Le président est habilité à représenter l’association dans tous les actes de la vie civile.</text:p>
      <text:p text:style-name="P7"/>
      <text:p text:style-name="P19">En cette qualité, le président peut donc signer les contrats au nom de l’association. </text:p>
      <text:p text:style-name="P7"/>
      <text:p text:style-name="P19">Le président ordonnance les dépenses. Les statuts peuvent également l’autoriser à ouvrir et à faire fonctionner les comptes de l’association.</text:p>
      <text:p text:style-name="P7"/>
      <text:p text:style-name="P19">C’est à lui, également, qu’il appartient de veiller au respect des prescriptions légales (règles de sécurité, par exemple). Ainsi, il est considéré comme l’employeur des salariés de l’association vis-à-vis des organismes de sécurité sociale.</text:p>
      <text:p text:style-name="P7"/>
      <text:p text:style-name="P21">Le trésorier</text:p>
      <text:p text:style-name="P7"/>
      <text:p text:style-name="P19">Le trésorier partage avec le président la charge de tout ce qui concerne la gestion de l’association.</text:p>
      <text:p text:style-name="P7"/>
      <text:p text:style-name="P19">Il dispose, avec le président, de la signature sur les comptes bancaires de l’association.</text:p>
      <text:p text:style-name="P7"/>
      <text:p text:style-name="P19">Il effectue les paiements, recouvre les recettes et est responsable de la tenue des comptes de l’association. </text:p>
      <text:p text:style-name="P19"/>
      <text:p text:style-name="P19">Il rend compte de sa gestion devant l’assemblée générale.</text:p>
      <text:p text:style-name="P7"/>
      <text:p text:style-name="P21">Le secrétaire</text:p>
      <text:p text:style-name="P7"/>
      <text:p text:style-name="P7"><text:span text:style-name="T19">Le secrétaire est chargé de la tenue de la rédaction des ordres du jour et des comptes-rendus des assemblées et des réunions du bureau, qu’il signe afin de les certifier conformes.</text:span><text:span text:style-name="T10"><text:line-break/></text:span></text:p>
      <text:p text:style-name="P45"><text:span text:style-name="T1">ARTICLE </text:span><text:span text:style-name="T8">2</text:span><text:span text:style-name="T1"> – </text:span><text:span text:style-name="T7">COTISATIONS ANNUELLES</text:span></text:p>
      <text:p text:style-name="P7"/>
      <text:p text:style-name="P12"><text:span text:style-name="T10">La cotisation annuelle est fixée à 1 € pour les membres actifs, 50 € les </text:span><text:span text:style-name="T58">membres bienfaiteurs.</text:span></text:p>
      <text:p text:style-name="P24"/>
      <text:p text:style-name="P7"/>
      <text:p text:style-name="P7"/>
      <text:p text:style-name="P14"/>
      <text:p text:style-name="P33"/>
      <text:p text:style-name="P44"><text:span text:style-name="T10">« Fait à </text:span><text:span text:style-name="T20">_____</text:span><text:span text:style-name="T10">, le</text:span><text:span text:style-name="T20"> ____________</text:span><text:span text:style-name="T10"> »</text:span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libri1" svg:font-family="Calibri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reference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dc:title/>
    <meta:initial-creator/>
    <meta:editing-cycles>31</meta:editing-cycles>
    <dc:date>2015-08-13T21:03:15.190000000</dc:date>
    <meta:editing-duration>PT1H40M24S</meta:editing-duration>
    <meta:document-statistic meta:table-count="0" meta:image-count="0" meta:object-count="0" meta:page-count="4" meta:paragraph-count="57" meta:word-count="1159" meta:character-count="7655" meta:non-whitespace-character-count="6484"/>
  </office:meta>
</office:document-meta>
</file>